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ache.getImage( String uri , ImageFlavor flav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mageCache.putImageInfo( Image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.registerInvalid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Cache.getImage( ImageInfo info , ImageFlavor 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.clea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Cache.putImage( Image im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mageCache.getImageInfo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ageCache.doHouseKee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Cache.isInvalidURI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Cache.setCacheListener( Image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.needImageInfo( String uri , ImageSessionContext session , ImageManager manag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